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3.244cm"/>
    </style:style>
    <style:style style:name="co5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2.937cm"/>
    </style:style>
    <style:style style:name="co10" style:family="table-column">
      <style:table-column-properties fo:break-before="auto" style:column-width="1.873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2.96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ativos">
      <style:table-properties table:display="true" style:writing-mode="lr-tb"/>
    </style:style>
    <style:style style:name="ta2" style:family="table" style:master-page-name="PageStyle_5f_contas">
      <style:table-properties table:display="true" style:writing-mode="lr-tb"/>
    </style:style>
    <style:style style:name="ta3" style:family="table" style:master-page-name="PageStyle_5f_contas_5f_w">
      <style:table-properties table:display="true" style:writing-mode="lr-tb"/>
    </style:style>
    <style:style style:name="ta4" style:family="table" style:master-page-name="PageStyle_5f_aplicacoes">
      <style:table-properties table:display="true" style:writing-mode="lr-tb"/>
    </style:style>
    <style:style style:name="ce1" style:family="table-cell" style:parent-style-name="Default">
      <style:table-cell-properties fo:border-bottom="none" fo:background-color="#4472c4" style:cell-protect="protected" style:print-content="true" style:diagonal-bl-tr="none" style:diagonal-tl-br="none" style:text-align-source="value-type" style:repeat-content="false" fo:wrap-option="no-wrap" fo:border-left="0.74pt solid #8faadc" style:direction="ltr" fo:border-right="none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dae3f3" style:cell-protect="protected" style:print-content="true" style:diagonal-bl-tr="none" style:diagonal-tl-br="none" style:text-align-source="value-type" style:repeat-content="false" fo:wrap-option="no-wrap" fo:border-left="0.74pt solid #8faadc" style:direction="ltr" fo:border-right="none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8faadc" style:direction="ltr" fo:border-right="none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8faadc" fo:background-color="#dae3f3" style:cell-protect="protected" style:print-content="true" style:diagonal-bl-tr="none" style:diagonal-tl-br="none" style:text-align-source="value-type" style:repeat-content="false" fo:wrap-option="no-wrap" fo:border-left="0.74pt solid #8faadc" style:direction="ltr" fo:border-right="none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4472c4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8faadc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dae3f3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8faadc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8faadc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8faadc" fo:background-color="#dae3f3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8faadc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8faadc" style:cell-protect="protected" style:print-content="true" style:diagonal-bl-tr="none" style:diagonal-tl-br="none" style:text-align-source="value-type" style:repeat-content="false" fo:wrap-option="no-wrap" fo:border-left="0.74pt solid #8faadc" style:direction="ltr" fo:border-right="none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8faadc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8faadc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4472c4" style:cell-protect="protected" style:print-content="true" style:diagonal-bl-tr="none" style:diagonal-tl-br="none" style:text-align-source="fix" style:repeat-content="false" fo:wrap-option="no-wrap" fo:border-left="0.74pt solid #8faadc" style:direction="ltr" fo:border-right="none" style:rotation-angle="0" style:rotation-align="none" style:shrink-to-fit="false" fo:border-top="0.74pt solid #8faadc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8faadc" fo:background-color="#dae3f3" style:cell-protect="protected" style:print-content="true" style:diagonal-bl-tr="none" style:diagonal-tl-br="none" style:text-align-source="fix" style:repeat-content="false" fo:wrap-option="no-wrap" fo:border-left="0.74pt solid #8faadc" style:direction="ltr" fo:border-right="none" style:rotation-angle="0" style:rotation-align="none" style:shrink-to-fit="false" fo:border-top="0.74pt solid #8faad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4472c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faadc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8faadc" fo:background-color="#dae3f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faad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4472c4" style:cell-protect="protected" style:print-content="true" style:diagonal-bl-tr="none" style:diagonal-tl-br="none" style:text-align-source="fix" style:repeat-content="false" fo:wrap-option="no-wrap" fo:border-left="none" style:direction="ltr" fo:border-right="0.74pt solid #8faadc" style:rotation-angle="0" style:rotation-align="none" style:shrink-to-fit="false" fo:border-top="0.74pt solid #8faadc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8faadc" fo:background-color="#dae3f3" style:cell-protect="protected" style:print-content="true" style:diagonal-bl-tr="none" style:diagonal-tl-br="none" style:text-align-source="fix" style:repeat-content="false" fo:wrap-option="no-wrap" fo:border-left="none" style:direction="ltr" fo:border-right="0.74pt solid #8faadc" style:rotation-angle="0" style:rotation-align="none" style:shrink-to-fit="false" fo:border-top="0.74pt solid #8faad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11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tiv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ATIVO</text:p>
          </table:table-cell>
          <table:table-cell table:style-name="ce5" office:value-type="string" calcext:value-type="string">
            <text:p>ID_ATIVO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X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X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X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tas" table:style-name="ta2">
        <table:table-column table:style-name="co3" table:default-cell-style-name="Default"/>
        <table:table-column table:style-name="co4" table:default-cell-style-name="Default"/>
        <table:table-column table:style-name="co2" table:number-columns-repeated="16382" table:default-cell-style-name="Default"/>
        <table:table-row table:style-name="ro1">
          <table:table-cell table:style-name="ce1" office:value-type="string" calcext:value-type="string">
            <text:p>ID_CONTA</text:p>
          </table:table-cell>
          <table:table-cell table:style-name="ce5" office:value-type="string" calcext:value-type="string">
            <text:p>NOME</text:p>
          </table:table-cell>
          <table:table-cell table:number-columns-repeated="1638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ONTA A</text:p>
          </table:table-cell>
          <table:table-cell table:number-columns-repeated="16382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CONTA B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tas_w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6381" table:default-cell-style-name="Default"/>
        <table:table-row table:style-name="ro1">
          <table:table-cell table:style-name="ce11" office:value-type="string" calcext:value-type="string">
            <text:p>ID_CONTA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NOME</text:p>
          </table:table-cell>
          <table:table-cell table:style-name="ce14" office:value-type="string" calcext:value-type="string">
            <text:p>CONTA A</text:p>
          </table:table-cell>
          <table:table-cell table:style-name="ce16" office:value-type="string" calcext:value-type="string">
            <text:p>CONTA B</text:p>
          </table:table-cell>
          <table:table-cell table:number-columns-repeated="16381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plicacoes" table:style-name="ta4">
        <office:forms form:automatic-focus="false" form:apply-design-mode="false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9"/>
        <table:table-column table:style-name="co2" table:number-columns-repeated="16379"/>
        <table:table-row table:style-name="ro1">
          <table:table-cell office:value-type="string" calcext:value-type="string">
            <text:p>ID_MOVIMENT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TA</text:p>
          </table:table-cell>
          <table:table-cell office:value-type="string" calcext:value-type="string">
            <text:p>ATIVO</text:p>
          </table:table-cell>
          <table:table-cell office:value-type="string" office:string-value="QUANTIDADE" calcext:value-type="string">
            <text:p><text:s/>QUANTIDADE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20-09-28" calcext:value-type="date">
            <text:p>28/9/20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70.15" calcext:value-type="float">
            <text:p><text:s/>4.670,15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date" office:date-value="2020-09-29" calcext:value-type="date">
            <text:p>29/9/20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58.78" calcext:value-type="float">
            <text:p><text:s/>1.158,78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date" office:date-value="2020-10-06" calcext:value-type="date">
            <text:p>6/10/20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<text:s/>200,00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date" office:date-value="2020-10-06" calcext:value-type="date">
            <text:p>6/10/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<text:s/>200,00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date" office:date-value="2020-10-06" calcext:value-type="date">
            <text:p>6/10/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<text:s/>200,00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date" office:date-value="2020-10-06" calcext:value-type="date">
            <text:p>6/10/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<text:s/>25,00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date" office:date-value="2020-10-06" calcext:value-type="date">
            <text:p>6/10/2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date" office:date-value="2020-10-20" calcext:value-type="date">
            <text:p>20/10/20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<text:s/>200,00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date" office:date-value="2020-10-20" calcext:value-type="date">
            <text:p>20/10/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date" office:date-value="2020-10-26" calcext:value-type="date">
            <text:p>26/10/2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<text:s/>5,00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date" office:date-value="2020-10-26" calcext:value-type="date">
            <text:p>26/10/2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<text:s/>10,00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31" calcext:value-type="float">
            <text:p><text:s/>8.131,00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<text:s/>10.000,00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date" office:date-value="2020-10-26" calcext:value-type="date">
            <text:p>26/10/2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<text:s/>10,00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<text:s/>5,00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<text:s/>10,00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.82" calcext:value-type="float">
            <text:p><text:s/>27,82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<text:s/>5,00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8" office:value-type="date" office:date-value="2020-10-26" calcext:value-type="date">
            <text:p>26/10/20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" calcext:value-type="float">
            <text:p><text:s/>5.000,00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66" calcext:value-type="float">
            <text:p><text:s/>4.066,00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8" office:value-type="date" office:date-value="2020-11-05" calcext:value-type="date">
            <text:p>5/11/20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<text:s/>30,00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8" office:value-type="date" office:date-value="2020-11-05" calcext:value-type="date">
            <text:p>5/11/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8" office:value-type="date" office:date-value="2020-11-05" calcext:value-type="date">
            <text:p>5/11/2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<text:s/>20,00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8" office:value-type="date" office:date-value="2020-11-09" calcext:value-type="date">
            <text:p>9/11/2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<text:s/>10,00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8" office:value-type="date" office:date-value="2020-11-09" calcext:value-type="date">
            <text:p>9/11/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<text:s/>20,00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8" office:value-type="date" office:date-value="2020-12-02" calcext:value-type="date">
            <text:p>2/12/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<text:s/>400,00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8" office:value-type="date" office:date-value="2020-12-15" calcext:value-type="date">
            <text:p>15/12/2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8" office:value-type="date" office:date-value="2021-01-04" calcext:value-type="date">
            <text:p>4/1/20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<text:s/>400,00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8" office:value-type="date" office:date-value="2021-01-07" calcext:value-type="date">
            <text:p>7/1/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<text:s/>700,00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8" office:value-type="date" office:date-value="2021-01-12" calcext:value-type="date">
            <text:p>12/1/20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<text:s/>400,00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8" office:value-type="date" office:date-value="2021-01-12" calcext:value-type="date">
            <text:p>12/1/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8" office:value-type="date" office:date-value="2021-01-15" calcext:value-type="date">
            <text:p>15/1/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8" office:value-type="date" office:date-value="2021-01-15" calcext:value-type="date">
            <text:p>15/1/20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8" office:value-type="date" office:date-value="2021-01-15" calcext:value-type="date">
            <text:p>15/1/20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<text:s/>70,00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8" office:value-type="date" office:date-value="2021-01-20" calcext:value-type="date">
            <text:p>20/1/20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8" office:value-type="date" office:date-value="2021-02-04" calcext:value-type="date">
            <text:p>4/2/20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8" office:value-type="date" office:date-value="2021-02-02" calcext:value-type="date">
            <text:p>2/2/20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8" office:value-type="date" office:date-value="2021-02-09" calcext:value-type="date">
            <text:p>9/2/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<text:s/>10,00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8" office:value-type="date" office:date-value="2021-02-09" calcext:value-type="date">
            <text:p>9/2/20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<text:s/>55,00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8" office:value-type="date" office:date-value="2021-02-10" calcext:value-type="date">
            <text:p>10/2/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<text:s/>10,00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8" office:value-type="date" office:date-value="2021-02-11" calcext:value-type="date">
            <text:p>11/2/20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<text:s/>20,00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8" office:value-type="date" office:date-value="2021-02-11" calcext:value-type="date">
            <text:p>11/2/20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<text:s/>50,00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8" office:value-type="date" office:date-value="2021-02-12" calcext:value-type="date">
            <text:p>12/2/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8" office:value-type="date" office:date-value="2021-02-10" calcext:value-type="date">
            <text:p>10/2/20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<text:s/>50,00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8" office:value-type="date" office:date-value="2021-02-18" calcext:value-type="date">
            <text:p>18/2/20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8" office:value-type="date" office:date-value="2021-02-18" calcext:value-type="date">
            <text:p>18/2/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<text:s/>40,00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8" office:value-type="date" office:date-value="2021-02-23" calcext:value-type="date">
            <text:p>23/2/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8" office:value-type="date" office:date-value="2021-02-22" calcext:value-type="date">
            <text:p>22/2/20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<text:s/>50,00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 office:value-type="date" office:date-value="2021-03-02" calcext:value-type="date">
            <text:p>2/3/20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<text:s/>75,00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8" office:value-type="date" office:date-value="2021-03-02" calcext:value-type="date">
            <text:p>2/3/20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<text:s/>31,00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8" office:value-type="date" office:date-value="2021-03-02" calcext:value-type="date">
            <text:p>2/3/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<text:s/>19,00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8" office:value-type="date" office:date-value="2021-03-02" calcext:value-type="date">
            <text:p>2/3/20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<text:s/>20,00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8" office:value-type="date" office:date-value="2021-03-02" calcext:value-type="date">
            <text:p>2/3/20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8" office:value-type="date" office:date-value="2021-03-08" calcext:value-type="date">
            <text:p>8/3/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8" office:value-type="date" office:date-value="2021-03-08" calcext:value-type="date">
            <text:p>8/3/20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8" office:value-type="date" office:date-value="2021-03-08" calcext:value-type="date">
            <text:p>8/3/20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8" office:value-type="date" office:date-value="2021-03-09" calcext:value-type="date">
            <text:p>9/3/20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<text:s/>50,00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8" office:value-type="date" office:date-value="2021-03-10" calcext:value-type="date">
            <text:p>10/3/20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<text:s/>25,00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8" office:value-type="date" office:date-value="2021-03-12" calcext:value-type="date">
            <text:p>12/3/20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<text:s/>50,00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8" office:value-type="date" office:date-value="2021-03-12" calcext:value-type="date">
            <text:p>12/3/20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" office:value-type="date" office:date-value="2021-03-18" calcext:value-type="date">
            <text:p>18/3/20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<text:s/>25,00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" office:value-type="date" office:date-value="2021-03-22" calcext:value-type="date">
            <text:p>22/3/20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<text:s/>25,00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" office:value-type="date" office:date-value="2021-03-26" calcext:value-type="date">
            <text:p>26/3/20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<text:s/>25,00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8" office:value-type="date" office:date-value="2021-03-30" calcext:value-type="date">
            <text:p>30/3/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<text:s/>45,00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8" office:value-type="date" office:date-value="2021-03-30" calcext:value-type="date">
            <text:p>30/3/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<text:s/>5,00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8" office:value-type="date" office:date-value="2021-03-30" calcext:value-type="date">
            <text:p>30/3/20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<text:s/>50,00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8" office:value-type="date" office:date-value="2021-03-30" calcext:value-type="date">
            <text:p>30/3/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<text:s/>20,00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8" office:value-type="date" office:date-value="2021-03-30" calcext:value-type="date">
            <text:p>30/3/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<text:s/>10,00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8" office:value-type="date" office:date-value="2021-03-30" calcext:value-type="date">
            <text:p>30/3/20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<text:s/>25,00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8" office:value-type="date" office:date-value="2021-04-01" calcext:value-type="date">
            <text:p>1/4/20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8" office:value-type="date" office:date-value="2021-04-06" calcext:value-type="date">
            <text:p>6/4/20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<text:s/>50,00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8" office:value-type="date" office:date-value="2021-04-07" calcext:value-type="date">
            <text:p>7/4/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<text:s/>10,00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8" office:value-type="date" office:date-value="2021-04-08" calcext:value-type="date">
            <text:p>8/4/20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<text:s/>11,00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8" office:value-type="date" office:date-value="2021-04-08" calcext:value-type="date">
            <text:p>8/4/20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<text:s/>39,00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8" office:value-type="date" office:date-value="2021-04-08" calcext:value-type="date">
            <text:p>8/4/20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46.78" calcext:value-type="float">
            <text:p><text:s/>4.746,78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8" office:value-type="date" office:date-value="2021-04-12" calcext:value-type="date">
            <text:p>12/4/20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<text:s/>50,00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8" office:value-type="date" office:date-value="2021-04-13" calcext:value-type="date">
            <text:p>13/4/20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<text:s/>20,00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8" office:value-type="date" office:date-value="2021-04-13" calcext:value-type="date">
            <text:p>13/4/20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8" office:value-type="date" office:date-value="2021-04-13" calcext:value-type="date">
            <text:p>13/4/20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8" office:value-type="date" office:date-value="2021-04-15" calcext:value-type="date">
            <text:p>15/4/20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8" office:value-type="date" office:date-value="2021-04-16" calcext:value-type="date">
            <text:p>16/4/20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8" office:value-type="date" office:date-value="2021-04-23" calcext:value-type="date">
            <text:p>23/4/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8" office:value-type="date" office:date-value="2021-04-23" calcext:value-type="date">
            <text:p>23/4/20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849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3" table:target-range-address="aplicacoes.A1:aplicacoes.E84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tivos" style:display-name="PageStyle_ativ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as" style:display-name="PageStyle_cont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as_5f_w" style:display-name="PageStyle_contas_w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licacoes" style:display-name="PageStyle_aplicaco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riano Barbosa</meta:initial-creator>
    <dc:creator>Adriano Barbosa</dc:creator>
    <meta:creation-date>2022-08-25T16:37:16</meta:creation-date>
    <dc:date>2022-09-29T23:02:09</dc:date>
    <meta:generator>LibreOffice/7.4.1.2$Windows_X86_64 LibreOffice_project/3c58a8f3a960df8bc8fd77b461821e42c061c5f0</meta:generator>
    <meta:document-statistic meta:table-count="4" meta:cell-count="438" meta:object-count="0"/>
    <meta:user-defined meta:name="AppVersion">16.0300</meta:user-defined>
  </office:meta>
</office:document-meta>
</file>